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paragraph-properties fo:margin-left="3.752cm" fo:margin-right="0cm" fo:text-indent="-0.635cm" style:auto-text-indent="false"/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 style:list-style-name="L1">
      <style:text-properties fo:font-size="12pt" style:font-size-asian="12pt" style:font-size-complex="12pt"/>
    </style:style>
    <style:style style:name="P5" style:family="paragraph" style:parent-style-name="Preformatted_20_Text" style:list-style-name="L2">
      <style:text-properties fo:font-size="12pt" style:font-size-asian="12pt" style:font-size-complex="12pt"/>
    </style:style>
    <style:style style:name="P6" style:family="paragraph" style:parent-style-name="Preformatted_20_Text" style:list-style-name="L4"/>
    <style:style style:name="P7" style:family="paragraph" style:parent-style-name="Preformatted_20_Text" style:list-style-name="L2">
      <style:paragraph-properties fo:margin-left="2.501cm" fo:margin-right="0cm" fo:text-indent="-0.635cm" style:auto-text-indent="false"/>
      <style:text-properties fo:font-size="12pt" style:font-size-asian="12pt" style:font-size-complex="12pt"/>
    </style:style>
    <style:style style:name="P8" style:family="paragraph" style:parent-style-name="Preformatted_20_Text" style:list-style-name="L2">
      <style:paragraph-properties fo:margin-left="3.752cm" fo:margin-right="0cm" fo:text-indent="-0.635cm" style:auto-text-indent="false"/>
      <style:text-properties fo:font-size="12pt" style:font-size-asian="12pt" style:font-size-complex="12pt"/>
    </style:style>
    <style:style style:name="P9" style:family="paragraph" style:parent-style-name="Preformatted_20_Text" style:list-style-name="L3">
      <style:paragraph-properties fo:margin-left="3.752cm" fo:margin-right="0cm" fo:text-indent="-0.635cm" style:auto-text-indent="false"/>
      <style:text-properties fo:font-size="12pt" style:font-size-asian="12pt" style:font-size-complex="12pt"/>
    </style:style>
    <style:style style:name="P10" style:family="paragraph" style:parent-style-name="Preformatted_20_Text" style:list-style-name="L3">
      <style:paragraph-properties fo:margin-left="5.002cm" fo:margin-right="0cm" fo:text-indent="-0.635cm" style:auto-text-indent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ół SW (Sapalski-Wąs) służy do komunikacji pomiędzy Hidden Server a Server. <text:tab/></text:p>
      <text:p text:style-name="P1"/>
      <text:p text:style-name="P1">Hidden Server podłącza się do Server na porcie (? // todo).</text:p>
      <text:p text:style-name="P1">I wysyłania polecenie postaci:</text:p>
      <text:list xml:id="list2022817140" text:style-name="L4">
        <text:list-item>
          <text:p text:style-name="P6"><text:span text:style-name="T1">MYNAMEIS:username</text:span></text:p>
        </text:list-item>
      </text:list>
      <text:p text:style-name="P1"/>
      <text:p text:style-name="P1">Połączenie to powinno być przez cały czas podtrzymywane.</text:p>
      <text:p text:style-name="P1"/>
      <text:p text:style-name="P1">Server wysyła do Hidden Server polecenia postaci</text:p>
      <text:list xml:id="list2152168942" text:style-name="L1">
        <text:list-item>
          <text:p text:style-name="P4">GET \n</text:p>
          <text:list>
            <text:list-item>
              <text:p text:style-name="P4">filename:sciezka_do_pliku \n</text:p>
            </text:list-item>
            <text:list-item>
              <text:p text:style-name="P4">[ date:data_ostatniego_uaktualnienia_kopii \n ]</text:p>
            </text:list-item>
            <text:list-item>
              <text:p text:style-name="P4">type:typ_zapytania \n</text:p>
            </text:list-item>
            <text:list-item>
              <text:p text:style-name="P4">id:id_zapytania \n</text:p>
            </text:list-item>
            <text:list-item>
              <text:p text:style-name="P4">req:oryginalne_cialo_zapytania \n</text:p>
            </text:list-item>
            <text:list-item>
              <text:p text:style-name="P4">\n</text:p>
            </text:list-item>
          </text:list>
        </text:list-item>
        <text:list-item>
          <text:p text:style-name="P4">GOAWAY \n</text:p>
          <text:list>
            <text:list-item>
              <text:p text:style-name="P4">go:adres_innego_serwera \n</text:p>
            </text:list-item>
            <text:list-item>
              <text:p text:style-name="P4">\n</text:p>
            </text:list-item>
          </text:list>
        </text:list-item>
      </text:list>
      <text:p text:style-name="P1">Gdzie wszystkie informacje są stringami bez enterów a pole date jest opcjonalne.</text:p>
      <text:p text:style-name="P1">Pierwszy odpowiada sytuacji gdy Client podłącza się do Servera i prosi o jakiś plik. </text:p>
      <text:p text:style-name="P1">Drugi odpowiada sytuacji gdy dany Server jest przeciążony i prosi Hidden Server o przełączenie się na inny Server. (Jest wykorzystywane w momencie gdy jest więcej Serverów).</text:p>
      <text:p text:style-name="P1"/>
      <text:p text:style-name="P1">Klient na pierwszy typ zapytania powinien wykonać następujące:</text:p>
      <text:list xml:id="list2032540892" text:style-name="L2">
        <text:list-item>
          <text:p text:style-name="P5">porównać daty modyfikacji pliku </text:p>
        </text:list-item>
        <text:list-item>
          <text:p text:style-name="P7">jeśli data modyfikacji pliku jest wcześniejsza od daty zapisania kopi, Hidden Sever powinien odpowiedzieć poleceniem postac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OK \n</text:p>
                        </text:list-item>
                        <text:list-item>
                          <text:p text:style-name="P8">id:id_zapytania \n</text:p>
                        </text:list-item>
                        <text:list-item>
                          <text:p text:style-name="P8">\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w przeciwnym przypadku, powinien odpowiedzieć poleceniem postac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OLD \n</text:p>
                        </text:list-item>
                        <text:list-item>
                          <text:p text:style-name="P8">id:id_zapytania \n</text:p>
                        </text:list-item>
                        <text:list-item>
                          <text:p text:style-name="P8">\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po czym otworzyć nowy kanał do komunikacji z Server,</text:p>
        </text:list-item>
      </text:list>
      <text:list xml:id="list2059615292" text:style-name="L3">
        <text:list-item>
          <text:p text:style-name="P9">wysłać w nim dane postaci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id:id_zapytania \n</text:p>
                        </text:list-item>
                        <text:list-item>
                          <text:p text:style-name="P10">size:rozmiar_pliku \n</text:p>
                        </text:list-item>
                        <text:list-item>
                          <text:p text:style-name="P10">filename:sciezka_do_pliku \n</text:p>
                        </text:list-item>
                        <text:list-item>
                          <text:p text:style-name="P10">\n</text:p>
                        </text:list-item>
                        <text:list-item>
                          <text:p text:style-name="P10">file:cialo_pliku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oft-page-break/></text:p>
      <text:p text:style-name="P1">Tworzenie nowego kanału ma na celu polepszenie wydajności, w przypadku gdy Client C1 chce jakiegoś dużego pliku P1 z Hidden Servera HS1, następnie Client C2 chce jakiegoś małego pliku P2 z tego samo Hidden Servera HS1, chcielibyśmy nie musieć czekać aż cały plik P1 zostanie pobrany, gdyż mogłoby to długo potrwać. Zamiast tego chcielibyśmy równolegle pobrać plik P2.</text:p>
      <text:p text:style-name="P1"/>
      <text:p text:style-name="P1">Przesyłanie id zapytania w odpowiedzi przez Hidden Server ma na celu rozróżnienie zapytań. W przypadku gdy C1 prosi HS1 o plik P1 a C2 prosi HS1 o plik P2 chcielibyśmy uniknąć sytuacji w której P1 wysyłamy do C2 a P2 wysyłamy do C1. </text:p>
      <text:p text:style-name="P1"/>
      <text:p text:style-name="P1">Klient odbierając drugi typ polecenia, powinien zerwać połączenie z Serverem a następnie nawiązać nowe połączenie z innym Serverem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document-statistic meta:table-count="0" meta:image-count="0" meta:object-count="0" meta:page-count="2" meta:paragraph-count="39" meta:word-count="326" meta:character-count="2077"/>
    <dc:date>2010-12-18T16:32:27</dc:date>
    <dc:creator>Dorota Wąs</dc:creator>
    <meta:editing-duration>PT00H24M55S</meta:editing-duration>
    <meta:editing-cycles>1</meta:editing-cycles>
    <meta:user-defined meta:name="Informacja 1"/>
    <meta:user-defined meta:name="Informacja 2"/>
    <meta:user-defined meta:name="Informacja 3"/>
    <meta:user-defined meta:name="Informacja 4"/>
  </office:meta>
</office:document-meta>
</file>